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84a7b" officeooo:paragraph-rsid="00084a7b" style:font-size-asian="15pt" style:font-size-complex="15pt"/>
    </style:style>
    <style:style style:name="P2" style:family="paragraph" style:parent-style-name="Preformatted_20_Text">
      <style:text-properties fo:font-size="15pt" officeooo:rsid="00084a7b" officeooo:paragraph-rsid="00084a7b" style:font-size-asian="15pt" style:font-size-complex="15pt"/>
    </style:style>
    <style:style style:name="P3" style:family="paragraph" style:parent-style-name="Preformatted_20_Text">
      <style:text-properties fo:font-size="12pt" officeooo:rsid="00084a7b" officeooo:paragraph-rsid="00084a7b" style:font-size-asian="12pt" style:font-size-complex="12pt"/>
    </style:style>
    <style:style style:name="P4" style:family="paragraph" style:parent-style-name="Preformatted_20_Text">
      <style:text-properties fo:font-size="11pt" officeooo:rsid="00084a7b" officeooo:paragraph-rsid="00084a7b" style:font-size-asian="11pt" style:font-size-complex="11pt"/>
    </style:style>
    <style:style style:name="P5" style:family="paragraph" style:parent-style-name="Preformatted_20_Text">
      <style:paragraph-properties fo:break-before="page"/>
      <style:text-properties fo:font-size="15pt" officeooo:rsid="00084a7b" officeooo:paragraph-rsid="00084a7b" style:font-size-asian="15pt" style:font-size-complex="15pt"/>
    </style:style>
    <style:style style:name="T1" style:family="text">
      <style:text-properties officeooo:rsid="000926d0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4 予逐家的一張批</text:p>
        <text:p text:style-name="P1"/>
        <text:p text:style-name="P1">「祝你生日快樂。」</text:p>
        <text:p text:style-name="P1">“Tsiok lí senn-ji̍t khuài-lo̍k.” </text:p>
        <text:p text:style-name="P1"/>
        <text:p text:style-name="P1">第一擺做生日，</text:p>
        <text:p text:style-name="P1">Tē-it pái tsò-senn-ji̍t, </text:p>
        <text:p text:style-name="P1"/>
        <text:p text:style-name="P1">是阮大家規家伙仔替我做的。</text:p>
        <text:p text:style-name="P1">sī guán ta-ke kui-ke-hué-á thè guá tsò--ê.</text:p>
        <text:p text:style-name="P1"/>
        <text:p text:style-name="P1">阮老母真早就過身，</text:p>
        <text:p text:style-name="P1">Guán lāu-bú tsin tsá tō kuè-sin, </text:p>
        <text:p text:style-name="P1"/>
        <text:p text:style-name="P1">大家對我遮爾疼惜，</text:p>
        <text:p text:style-name="P1">ta-ke tuì guá tsiah-nī thiànn-sioh, </text:p>
        <text:p text:style-name="P1"/>
        <text:p text:style-name="P1">予我非常感動。</text:p>
        <text:p text:style-name="P1">hōo guá hui-siông kám-tōng. </text:p>
        <text:p text:style-name="P1"/>
        <text:p text:style-name="P1">我想欲共大家講：</text:p>
        <text:p text:style-name="P1">Guá siūnn beh kā ta-ke kóng: </text:p>
        <text:p text:style-name="P1"/>
        <text:p text:style-name="P1">「我欲共你當做我的阿母來有孝。」</text:p>
        <text:p text:style-name="P1">“Guá beh kā lí tòng-tsò guá ê a-bú lâi iú-hàu.”</text:p>
        <text:p text:style-name="P1"/>
        <text:p text:style-name="P1"/>
        <text:p text:style-name="P1"/>
        <text:p text:style-name="P1"/>
        <text:p text:style-name="P1">「這領衫予你穿。」</text:p>
        <text:p text:style-name="P1">“Tsit niá sann hōo lí tshīng.” </text:p>
        <text:p text:style-name="P1"/>
        <text:p text:style-name="P1">拄結婚無幾工，</text:p>
        <text:p text:style-name="P1">Tú kiat-hun bô kuí kang, </text:p>
        <text:p text:style-name="P1"/>
        <text:p text:style-name="P1">下班轉來，</text:p>
        <text:p text:style-name="P1">hā-pan tńg--lâi, </text:p>
        <text:p text:style-name="P1"/>
        <text:p text:style-name="P1">你講：「花愛紅，</text:p>
        <text:p text:style-name="P1">lí kóng: “Hue ài âng,</text:p>
        <text:p text:style-name="P1"/>
        <text:p text:style-name="P1">人愛妝。</text:p>
        <text:p text:style-name="P1">lâng ài tsng. </text:p>
        <text:p text:style-name="P1"/>
        <text:p text:style-name="P1">做新娘愛穿較紅咧。」</text:p>
        <text:p text:style-name="P1">Tsò sin-niû ài tshīng khah âng --leh.”</text:p>
        <text:p text:style-name="P1"/>
        <text:p text:style-name="P1">閣講這領衫真媠，</text:p>
        <text:p text:style-name="P1">koh kóng tsit niá sann tsin suí, </text:p>
        <text:p text:style-name="P1"/>
        <text:p text:style-name="P1">有合我穿，</text:p>
        <text:p text:style-name="P1">ū ha̍h guá tshīng, </text:p>
        <text:p text:style-name="P1"/>
        <text:p text:style-name="P1">叫我緊穿看覓。</text:p>
        <text:p text:style-name="P1">kiò guá kín tshīng khuànn-māi.</text:p>
        <text:p text:style-name="P1"/>
        <text:p text:style-name="P1"/>
        <text:p text:style-name="P1"/>
        <text:p text:style-name="P1"/>
        <text:p text:style-name="P1">結婚第二個月，</text:p>
        <text:p text:style-name="P1">Kiat-hun tē-jī kò gue̍h, </text:p>
        <text:p text:style-name="P1"/>
        <text:p text:style-name="P1">我就有身。</text:p>
        <text:p text:style-name="P1">guá tō ū-sin. </text:p>
        <text:p text:style-name="P1"/>
        <text:p text:style-name="P1"/>
        <text:p text:style-name="P5">你足歡喜講這是你頭一个孫，</text:p>
        <text:p text:style-name="P1">Lí tsiok huann-hí kóng tse sī lí thâu tsi̍t ê sun, </text:p>
        <text:p text:style-name="P1"/>
        <text:p text:style-name="P1">就提幾若千箍，</text:p>
        <text:p text:style-name="P1">tō the̍h kuí-nā tshing khoo, </text:p>
        <text:p text:style-name="P1"/>
        <text:p text:style-name="P1">請大嫂陪我去買幾領仔大腹肚衫。</text:p>
        <text:p text:style-name="P3">tshiánn tuā-só puê guá khì bé kuí-niá-á tuā-pak-tóo sann. </text:p>
        <text:p text:style-name="P1"/>
        <text:p text:style-name="P1">閣交代佮意就好，</text:p>
        <text:p text:style-name="P1">Koh kau-tāi kah-ì tō hó, </text:p>
        <text:p text:style-name="P1"/>
        <text:p text:style-name="P1">毋免儉。</text:p>
        <text:p text:style-name="P1">m̄-bián khiām. </text:p>
        <text:p text:style-name="P1"/>
        <text:p text:style-name="P1">有身當中，</text:p>
        <text:p text:style-name="P1">Ū-sin tang-tiong, </text:p>
        <text:p text:style-name="P1"/>
        <text:p text:style-name="P1">你若聽人講定定食啥、啉啥，</text:p>
        <text:p text:style-name="P1">lí nā thiann lâng kóng tiānn-tiānn tsia̍h siánn, lim siánn, </text:p>
        <text:p text:style-name="P1"/>
        <text:p text:style-name="P1">對母身、對囡仔較好，</text:p>
        <text:p text:style-name="P1">tuì bú-sin, tuì gín-á khah hó, </text:p>
        <text:p text:style-name="P1"/>
        <text:p text:style-name="P1">你就會緊去買、緊去攢，</text:p>
        <text:p text:style-name="P1">lí tō ē kín khì bé, kín khì tshuân, </text:p>
        <text:p text:style-name="P1"/>
        <text:p text:style-name="P1">叫我愛加食寡、加啉寡，</text:p>
        <text:p text:style-name="P1">kiò guá ài ke tsia̍h --kuá, ke lim --kuá, </text:p>
        <text:p text:style-name="P1"/>
        <text:p text:style-name="P1">攏袂驚麻煩。</text:p>
        <text:p text:style-name="P1">lóng bē kiann mâ-huân.</text:p>
        <text:p text:style-name="P1"/>
        <text:p text:style-name="P1"/>
        <text:p text:style-name="P1">第一胎雖然是查某囡仔，</text:p>
        <text:p text:style-name="P1">Tē-it the sui-jiân sī tsa-bóo gín-á,</text:p>
        <text:p text:style-name="P1"/>
        <text:p text:style-name="P1">毋過你頭一擺做阿媽，</text:p>
        <text:p text:style-name="P1"><text:s/>m̄-koh lí thâu tsi̍t pái tsò a-má, </text:p>
        <text:p text:style-name="P1"/>
        <text:p text:style-name="P1">嘛是足歡喜、足歡喜的。</text:p>
        <text:p text:style-name="P1">mā sī tsiok huann-hí, tsiok huann-hí--ê. </text:p>
        <text:p text:style-name="P1"/>
        <text:p text:style-name="P1">逐工攢麻油雞、腰子共我補。</text:p>
        <text:p text:style-name="P1">Ta̍k kang tshuân muâ-iû-ke, io-tsí kā guá póo. </text:p>
        <text:p text:style-name="P1"/>
        <text:p text:style-name="P1">無奶水，</text:p>
        <text:p text:style-name="P1">Bô ling-tsuí, </text:p>
        <text:p text:style-name="P1"/>
        <text:p text:style-name="P1">你就緊去問，</text:p>
        <text:p text:style-name="P1">lí tō kín khì mn̄g, </text:p>
        <text:p text:style-name="P1"/>
        <text:p text:style-name="P1">看愛食啥物才會有奶水？</text:p>
        <text:p text:style-name="P1">khuànn ài tsia̍h siánn-mih tsiah ē ū ling-tsuí? </text:p>
        <text:p text:style-name="P1"/>
        <text:p text:style-name="P1">豬跤𤉙塗豆、麻油煮蚵仔，</text:p>
        <text:p text:style-name="P1">Ti-kha kûn thôo-tāu, muâ-iû tsú ô-á, </text:p>
        <text:p text:style-name="P1"/>
        <text:p text:style-name="P1">人若報，</text:p>
        <text:p text:style-name="P1">lâng nā pò, </text:p>
        <text:p text:style-name="P1"/>
        <text:p text:style-name="P1">你就攢。</text:p>
        <text:p text:style-name="P1">lí tō tshuân. </text:p>
        <text:p text:style-name="P1"/>
        <text:p text:style-name="P1"/>
        <text:p text:style-name="P5">除了三頓，</text:p>
        <text:p text:style-name="P1">Tû-liáu sann tǹg, </text:p>
        <text:p text:style-name="P1"/>
        <text:p text:style-name="P1">猶有點心。</text:p>
        <text:p text:style-name="P1">iáu-ū tiám-sim. </text:p>
        <text:p text:style-name="P1"/>
        <text:p text:style-name="P1">你嘛會問我較愛食啥，</text:p>
        <text:p text:style-name="P1">Lí mā ē mn̄g guá khah ài tsia̍h siánn, </text:p>
        <text:p text:style-name="P1"/>
        <text:p text:style-name="P1">你來煮。</text:p>
        <text:p text:style-name="P1">lí lâi tsú. </text:p>
        <text:p text:style-name="P1"/>
        <text:p text:style-name="P1">做月內的時，</text:p>
        <text:p text:style-name="P1">Tsò-gue̍h-lāi ê sî, </text:p>
        <text:p text:style-name="P1"/>
        <text:p text:style-name="P1">毋管是洗手抑是拭身軀用的水，</text:p>
        <text:p text:style-name="P1">M̄-kuán sī sé tshiú ia̍h-sī tshit sin-khu īng ê tsuí, </text:p>
        <text:p text:style-name="P1"/>
        <text:p text:style-name="P1">你攏堅持毋予我沐一滴生水，</text:p>
        <text:p text:style-name="P1">lí lóng kian-tshî m̄ hōo guá bak tsi̍t tih tshenn-tsuí, </text:p>
        <text:p text:style-name="P1"/>
        <text:p text:style-name="P1">水一定愛燃滾過才予我洗。</text:p>
        <text:p text:style-name="P1">tsuí it-tīng ài hiânn-kún --kuè tsiah hōo guá sé. </text:p>
        <text:p text:style-name="P1"/>
        <text:p text:style-name="P1">除了照顧我做月內，</text:p>
        <text:p text:style-name="P1">Tû-liáu tsiàu-kòo guá tsò-gue̍h-lāi, </text:p>
        <text:p text:style-name="P1"/>
        <text:p text:style-name="P1">三胎三个孫，</text:p>
        <text:p text:style-name="P1">sann the sann ê sun, </text:p>
        <text:p text:style-name="P1"/>
        <text:p text:style-name="P1">月內攏是你共in洗身軀。</text:p>
        <text:p text:style-name="P1">gue̍h-lāi lóng sī lí kā in sé-sin-khu. </text:p>
        <text:p text:style-name="P1"/>
        <text:p text:style-name="P1">就算無閒甲若干樂咧，</text:p>
        <text:p text:style-name="P1">Tō sǹg bô-îng kah ná kan-lo̍k --leh, </text:p>
        <text:p text:style-name="P1"/>
        <text:p text:style-name="P1">你嘛是洗甲喙笑目笑，</text:p>
        <text:p text:style-name="P1">lí mā sī sé kah tshuì-tshiò-ba̍k-tshiò, </text:p>
        <text:p text:style-name="P1"/>
        <text:p text:style-name="P1">愈洗愈歡喜。</text:p>
        <text:p text:style-name="P1">jú sé jú huann-hí. </text:p>
        <text:p text:style-name="P1"/>
        <text:p text:style-name="P1">你閣堅持月內一定愛做滿四十工。</text:p>
        <text:p text:style-name="P1">Lí koh kian-tshî gue̍h-lāi it-tīng ài tsò muá sì-tsa̍p kang. </text:p>
        <text:p text:style-name="P1"/>
        <text:p text:style-name="P1">你為我所做的一切，</text:p>
        <text:p text:style-name="P1">Lí uī guá sóo tsò ê it-tshè, </text:p>
        <text:p text:style-name="P1"/>
        <text:p text:style-name="P1">點點滴滴有夠濟，</text:p>
        <text:p text:style-name="P1">tiám-tiám-tih-tih ū-kàu tsē, </text:p>
        <text:p text:style-name="P1"/>
        <text:p text:style-name="P1">有夠甜閣甘，</text:p>
        <text:p text:style-name="P1">ū-kàu tinn koh kam, </text:p>
        <text:p text:style-name="P1"/>
        <text:p text:style-name="P1">我攏記佇心肝內，</text:p>
        <text:p text:style-name="P1">guá lóng kì tī sim-kuann-lāi, </text:p>
        <text:p text:style-name="P1"/>
        <text:p text:style-name="P1">一世人感謝你的疼痛。</text:p>
        <text:p text:style-name="P1">tsi̍t-sì-lâng kám-siā lí ê thiànn-thàng.</text:p>
        <text:p text:style-name="P1"/>
        <text:p text:style-name="P1"/>
        <text:p text:style-name="P1"/>
        <text:p text:style-name="P1"/>
        <text:p text:style-name="P1"/>
        <text:p text:style-name="P5">逐擺囡仔若吼，</text:p>
        <text:p text:style-name="P1">Ta̍k pái gín-á nā háu, </text:p>
        <text:p text:style-name="P1"/>
        <text:p text:style-name="P1">你做阿媽的就緊共in抱起來搖。</text:p>
        <text:p text:style-name="P1">lí tsò a-má --ê tō kín kā in phō --khí-lâi iô. </text:p>
        <text:p text:style-name="P1"/>
        <text:p text:style-name="P1">搖甲手痠，</text:p>
        <text:p text:style-name="P1">Iô kah tshiú sng, </text:p>
        <text:p text:style-name="P1"/>
        <text:p text:style-name="P1">就換抱佇大腿用跤搖，</text:p>
        <text:p text:style-name="P1">tō uānn phō tī tuā-thuí īng kha iô, </text:p>
        <text:p text:style-name="P1"/>
        <text:p text:style-name="P1">害阮看了真毋甘，</text:p>
        <text:p text:style-name="P1">hāi guán khuànn-liáu tsin m̄-kam, </text:p>
        <text:p text:style-name="P1"/>
        <text:p text:style-name="P1">共你講：「囡仔哭忝就會停，</text:p>
        <text:p text:style-name="P1">kā lí kóng: “Gín-á khàu thiám tō ē thîng, </text:p>
        <text:p text:style-name="P1"/>
        <text:p text:style-name="P1">請你歇睏。」</text:p>
        <text:p text:style-name="P1">tshiánn lí hioh-khùn.” </text:p>
        <text:p text:style-name="P1"/>
        <text:p text:style-name="P1">你攏講袂痠、袂痠，</text:p>
        <text:p text:style-name="P1">Lí lóng kóng bē sng, bē sng, </text:p>
        <text:p text:style-name="P1"/>
        <text:p text:style-name="P1">囡仔嘛是閣一直搖。</text:p>
        <text:p text:style-name="P1">gín-á mā sī koh it-ti̍t iô.</text:p>
        <text:p text:style-name="P1"/>
        <text:p text:style-name="P1">樹大著分椏，</text:p>
        <text:p text:style-name="P1">Tshiū tuā tio̍h pun ue, </text:p>
        <text:p text:style-name="P1"/>
        <text:p text:style-name="P1">人大著分家，</text:p>
        <text:p text:style-name="P1">lâng tuā tio̍h pun ke, </text:p>
        <text:p text:style-name="P1"/>
        <text:p text:style-name="P1">尾仔阮搬去健行路遐蹛。</text:p>
        <text:p text:style-name="P4">bué--á guán puann-khì Kiān-hîng-lōo hia tuà. </text:p>
        <text:p text:style-name="P1"/>
        <text:p text:style-name="P1">逐擺阮若轉來，</text:p>
        <text:p text:style-name="P1">Ta̍k pái guán nā tńg--lâi, </text:p>
        <text:p text:style-name="P1"/>
        <text:p text:style-name="P1">你就緊去攢果子，</text:p>
        <text:p text:style-name="P1">lí tō kín khì tshuân kué-tsí, </text:p>
        <text:p text:style-name="P1"/>
        <text:p text:style-name="P1">閣攢甲一大堆，</text:p>
        <text:p text:style-name="P1">koh tshuân kah tsi̍t-tuā-tui, </text:p>
        <text:p text:style-name="P1"/>
        <text:p text:style-name="P1">莫怪恁孫定定講：「阿媽，</text:p>
        <text:p text:style-name="P1">bo̍k-kuài lín sun tiānn-tiānn kóng: “A-má, </text:p>
        <text:p text:style-name="P1"/>
        <text:p text:style-name="P1">阮兜冰箱攏是蘋果，</text:p>
        <text:p text:style-name="P1">guán tau ping-siunn lóng sī phōng-kó, </text:p>
        <text:p text:style-name="P1"/>
        <text:p text:style-name="P1">貯袂落去矣！」</text:p>
        <text:p text:style-name="P1">té bē --lo̍h-khì --ah!”</text:p>
        <text:p text:style-name="P1"/>
        <text:p text:style-name="P1"/>
        <text:p text:style-name="P1"/>
        <text:p text:style-name="P1"/>
        <text:p text:style-name="P1">阿母，</text:p>
        <text:p text:style-name="P1">A-bú, </text:p>
        <text:p text:style-name="P1"/>
        <text:p text:style-name="P1">你家己儉腸凹肚，</text:p>
        <text:p text:style-name="P1">lí ka-kī khiām-tn̂g-neh-tōo, </text:p>
        <text:p text:style-name="P1"/>
        <text:p text:style-name="P1">毋甘食、毋甘買媠衫，</text:p>
        <text:p text:style-name="P1">m̄-kam tsia̍h, m̄-kam bé suí sann, </text:p>
        <text:p text:style-name="P1"/>
        <text:p text:style-name="P1">定定講：「有儉才有底。」</text:p>
        <text:p text:style-name="P1">tiānn-tiānn kóng: “Ū khiām tsiah ū té.” </text:p>
        <text:p text:style-name="P1"><text:soft-page-break/></text:p>
        <text:p text:style-name="P1">你的一生，</text:p>
        <text:p text:style-name="P1">Lí ê it-sing, </text:p>
        <text:p text:style-name="P1"/>
        <text:p text:style-name="P1">攏獻予這个家庭。</text:p>
        <text:p text:style-name="P1">lóng hiàn hōo tsit ê ka-tîng. </text:p>
        <text:p text:style-name="P1"/>
        <text:p text:style-name="P1">規世人為家庭拍拚、為囝兒序細操勞奉獻。</text:p>
        <text:p text:style-name="P1">Kui-sì-lâng uī ka-tîng phah-piànn, uī kiánn-jî sī-sè tshau-lô hōng-hiàn. </text:p>
        <text:p text:style-name="P1"/>
        <text:p text:style-name="P1">親愛的阿母，</text:p>
        <text:p text:style-name="P1">Tshin-ài ê a-bú, </text:p>
        <text:p text:style-name="P1"/>
        <text:p text:style-name="P1">佇我心目中，</text:p>
        <text:p text:style-name="P1">tī guá sim-bo̍k-tiong, </text:p>
        <text:p text:style-name="P1"/>
        <text:p text:style-name="P1">你是偉大的媽媽，</text:p>
        <text:p text:style-name="P1">lí sī uí-tāi ê má-mah, </text:p>
        <text:p text:style-name="P1"/>
        <text:p text:style-name="P1">閣較是偉大的阿媽！</text:p>
        <text:p text:style-name="P1">koh-khah sī uí-tāi ê a-má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926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4-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3:20:26.198462588</dc:date>
    <meta:editing-duration>PT3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80" meta:word-count="1285" meta:character-count="3519" meta:non-whitespace-character-count="3035"/>
  </office:meta>
</office:document-meta>
</file>